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E000001E08FA88D5764CA046B.png" manifest:media-type="image/png"/>
  <manifest:file-entry manifest:full-path="Pictures/100000010000019C00000055BA7AD99432FBEAB5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1800000091D1793B31FB53C9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50000007261FA3AE44A7359DE.png" manifest:media-type="image/png"/>
  <manifest:file-entry manifest:full-path="Pictures/100000010000011900000090A15767D70C34294F.png" manifest:media-type="image/png"/>
  <manifest:file-entry manifest:full-path="Pictures/100000010000019D0000008034BB4E65A998122A.png" manifest:media-type="image/pn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A10000006312F7AE9D8B38C94B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A000000548106334D54BC6F1C.png" manifest:media-type="image/png"/>
  <manifest:file-entry manifest:full-path="Pictures/1000000100000119000000529DAC39386AF15C6D.png" manifest:media-type="image/png"/>
  <manifest:file-entry manifest:full-path="Pictures/100000010000010D000000A11AEC383843062B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d6ac6"/>
    </style:style>
    <style:style style:name="P16" style:family="paragraph" style:parent-style-name="Standard">
      <style:text-properties officeooo:paragraph-rsid="006d6ac6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6d6ac6"/>
    </style:style>
    <style:style style:name="P18" style:family="paragraph" style:parent-style-name="Heading_20_1">
      <style:paragraph-properties fo:margin-top="0cm" fo:margin-bottom="0cm" style:contextual-spacing="false"/>
    </style:style>
    <style:style style:name="P19" style:family="paragraph" style:parent-style-name="Heading_20_2">
      <style:text-properties officeooo:rsid="006789a6" officeooo:paragraph-rsid="006789a6"/>
    </style:style>
    <style:style style:name="P20" style:family="paragraph" style:parent-style-name="Heading_20_3">
      <style:text-properties officeooo:paragraph-rsid="00677a5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d50e3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ccfa5" style:font-size-asian="10pt" style:font-size-complex="10pt"/>
    </style:style>
    <style:style style:name="T6" style:family="text">
      <style:text-properties fo:font-size="10pt" officeooo:rsid="006bbdc3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fo:font-size="10pt" officeooo:rsid="006d7558" style:font-size-asian="10pt" style:font-size-complex="10pt"/>
    </style:style>
    <style:style style:name="T11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8.2000007629395pt" fo:font-weight="bold" officeooo:rsid="006bbdc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677a55"/>
    </style:style>
    <style:style style:name="T14" style:family="text">
      <style:text-properties officeooo:rsid="006789a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4" draw:name="Bild26" text:anchor-type="char" svg:width="0.831cm" svg:height="0.831cm" draw:z-index="2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9.1.6 Editors - Drivers Editor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Drivers Editor - Key Menu<text:tab/>3</text:a></text:p>
          <text:p text:style-name="P7"><text:a xlink:type="simple" xlink:href="#__RefHeading___Toc614_320583600" text:style-name="Index_20_Link" text:visited-style-name="Index_20_Link">Transform<text:tab/>3</text:a></text:p>
          <text:p text:style-name="P8"><text:a xlink:type="simple" xlink:href="#__RefHeading___Toc616_320583600" text:style-name="Index_20_Link" text:visited-style-name="Index_20_Link">Grab/Move<text:tab/>3</text:a></text:p>
          <text:p text:style-name="P9"><text:a xlink:type="simple" xlink:href="#__RefHeading___Toc2404_983040606" text:style-name="Index_20_Link" text:visited-style-name="Index_20_Link">Last Operator Move<text:tab/>3</text:a></text:p>
          <text:p text:style-name="P10"><text:a xlink:type="simple" xlink:href="#__RefHeading___Toc17263_1184479374" text:style-name="Index_20_Link" text:visited-style-name="Index_20_Link">Move X, Y Z<text:tab/>3</text:a></text:p>
          <text:p text:style-name="P10"><text:a xlink:type="simple" xlink:href="#__RefHeading___Toc563_3545106889" text:style-name="Index_20_Link" text:visited-style-name="Index_20_Link">Orientation<text:tab/>3</text:a></text:p>
          <text:p text:style-name="P10"><text:a xlink:type="simple" xlink:href="#__RefHeading___Toc2406_983040606" text:style-name="Index_20_Link" text:visited-style-name="Index_20_Link">Proportional editing<text:tab/>3</text:a></text:p>
          <text:p text:style-name="P11"><text:a xlink:type="simple" xlink:href="#__RefHeading___Toc1579_1763346469" text:style-name="Index_20_Link" text:visited-style-name="Index_20_Link">Proportional Falloff<text:tab/>3</text:a></text:p>
          <text:p text:style-name="P11"><text:a xlink:type="simple" xlink:href="#__RefHeading___Toc1545_1502043747" text:style-name="Index_20_Link" text:visited-style-name="Index_20_Link">Proportional Size<text:tab/>4</text:a></text:p>
          <text:p text:style-name="P11"><text:a xlink:type="simple" xlink:href="#__RefHeading___Toc1581_1763346469" text:style-name="Index_20_Link" text:visited-style-name="Index_20_Link">Connected<text:tab/>4</text:a></text:p>
          <text:p text:style-name="P11"><text:a xlink:type="simple" xlink:href="#__RefHeading___Toc1583_1763346469" text:style-name="Index_20_Link" text:visited-style-name="Index_20_Link">Projected(2D)<text:tab/>4</text:a></text:p>
          <text:p text:style-name="P8"><text:a xlink:type="simple" xlink:href="#__RefHeading___Toc618_320583600" text:style-name="Index_20_Link" text:visited-style-name="Index_20_Link">Extend<text:tab/>4</text:a></text:p>
          <text:p text:style-name="P9"><text:a xlink:type="simple" xlink:href="#__RefHeading___Toc2408_983040606" text:style-name="Index_20_Link" text:visited-style-name="Index_20_Link">Last Operator Transform<text:tab/>4</text:a></text:p>
          <text:p text:style-name="P10"><text:a xlink:type="simple" xlink:href="#__RefHeading___Toc17263_11844793741" text:style-name="Index_20_Link" text:visited-style-name="Index_20_Link">Values X, Y Z, W<text:tab/>4</text:a></text:p>
          <text:p text:style-name="P10"><text:a xlink:type="simple" xlink:href="#__RefHeading___Toc2410_983040606" text:style-name="Index_20_Link" text:visited-style-name="Index_20_Link">Axis<text:tab/>4</text:a></text:p>
          <text:p text:style-name="P10"><text:a xlink:type="simple" xlink:href="#__RefHeading___Toc563_35451068891" text:style-name="Index_20_Link" text:visited-style-name="Index_20_Link">Orientation<text:tab/>4</text:a></text:p>
          <text:p text:style-name="P10"><text:a xlink:type="simple" xlink:href="#__RefHeading___Toc2412_983040606" text:style-name="Index_20_Link" text:visited-style-name="Index_20_Link">Proportional editing<text:tab/>4</text:a></text:p>
          <text:p text:style-name="P11"><text:a xlink:type="simple" xlink:href="#__RefHeading___Toc1579_17633464691" text:style-name="Index_20_Link" text:visited-style-name="Index_20_Link">Proportional Falloff<text:tab/>4</text:a></text:p>
          <text:p text:style-name="P11"><text:a xlink:type="simple" xlink:href="#__RefHeading___Toc1545_15020437471" text:style-name="Index_20_Link" text:visited-style-name="Index_20_Link">Proportional Size<text:tab/>4</text:a></text:p>
          <text:p text:style-name="P11"><text:a xlink:type="simple" xlink:href="#__RefHeading___Toc1581_17633464691" text:style-name="Index_20_Link" text:visited-style-name="Index_20_Link">Connected<text:tab/>4</text:a></text:p>
          <text:p text:style-name="P11"><text:a xlink:type="simple" xlink:href="#__RefHeading___Toc1583_17633464691" text:style-name="Index_20_Link" text:visited-style-name="Index_20_Link">Projected(2D)<text:tab/>4</text:a></text:p>
          <text:p text:style-name="P8"><text:a xlink:type="simple" xlink:href="#__RefHeading___Toc620_320583600" text:style-name="Index_20_Link" text:visited-style-name="Index_20_Link">Rotate<text:tab/>5</text:a></text:p>
          <text:p text:style-name="P9"><text:a xlink:type="simple" xlink:href="#__RefHeading___Toc2414_983040606" text:style-name="Index_20_Link" text:visited-style-name="Index_20_Link">Last Operator Rotate<text:tab/>5</text:a></text:p>
          <text:p text:style-name="P10"><text:a xlink:type="simple" xlink:href="#__RefHeading___Toc17263_118447937411" text:style-name="Index_20_Link" text:visited-style-name="Index_20_Link">Angle<text:tab/>5</text:a></text:p>
          <text:p text:style-name="P10"><text:a xlink:type="simple" xlink:href="#__RefHeading___Toc577_3545106889" text:style-name="Index_20_Link" text:visited-style-name="Index_20_Link">Axis<text:tab/>5</text:a></text:p>
          <text:p text:style-name="P10"><text:a xlink:type="simple" xlink:href="#__RefHeading___Toc579_3545106889" text:style-name="Index_20_Link" text:visited-style-name="Index_20_Link">Orientation<text:tab/>5</text:a></text:p>
          <text:p text:style-name="P10"><text:a xlink:type="simple" xlink:href="#__RefHeading___Toc581_3545106889" text:style-name="Index_20_Link" text:visited-style-name="Index_20_Link">Proportional editing<text:tab/>5</text:a></text:p>
          <text:p text:style-name="P11"><text:a xlink:type="simple" xlink:href="#__RefHeading___Toc1579_176334646911" text:style-name="Index_20_Link" text:visited-style-name="Index_20_Link">Proportional Falloff<text:tab/>5</text:a></text:p>
          <text:p text:style-name="P11"><text:a xlink:type="simple" xlink:href="#__RefHeading___Toc1545_150204374711" text:style-name="Index_20_Link" text:visited-style-name="Index_20_Link">Proportional Size<text:tab/>5</text:a></text:p>
          <text:p text:style-name="P11"><text:a xlink:type="simple" xlink:href="#__RefHeading___Toc1581_176334646911" text:style-name="Index_20_Link" text:visited-style-name="Index_20_Link">Connected<text:tab/>5</text:a></text:p>
          <text:p text:style-name="P11"><text:a xlink:type="simple" xlink:href="#__RefHeading___Toc1583_176334646911" text:style-name="Index_20_Link" text:visited-style-name="Index_20_Link">Projected(2D)<text:tab/>5</text:a></text:p>
          <text:p text:style-name="P8"><text:a xlink:type="simple" xlink:href="#__RefHeading___Toc622_320583600" text:style-name="Index_20_Link" text:visited-style-name="Index_20_Link">Scale<text:tab/>5</text:a></text:p>
          <text:p text:style-name="P9"><text:a xlink:type="simple" xlink:href="#__RefHeading___Toc2416_983040606" text:style-name="Index_20_Link" text:visited-style-name="Index_20_Link">Last Operator Resize<text:tab/>6</text:a></text:p>
          <text:p text:style-name="P10"><text:a xlink:type="simple" xlink:href="#__RefHeading___Toc17263_1184479374111" text:style-name="Index_20_Link" text:visited-style-name="Index_20_Link">Angle<text:tab/>6</text:a></text:p>
          <text:p text:style-name="P10"><text:a xlink:type="simple" xlink:href="#__RefHeading___Toc577_35451068891" text:style-name="Index_20_Link" text:visited-style-name="Index_20_Link">Axis<text:tab/>6</text:a></text:p>
          <text:p text:style-name="P10"><text:a xlink:type="simple" xlink:href="#__RefHeading___Toc579_35451068891" text:style-name="Index_20_Link" text:visited-style-name="Index_20_Link">Orientation<text:tab/>6</text:a></text:p>
          <text:p text:style-name="P10"><text:a xlink:type="simple" xlink:href="#__RefHeading___Toc581_35451068891" text:style-name="Index_20_Link" text:visited-style-name="Index_20_Link">Proportional editing<text:tab/>6</text:a></text:p>
          <text:p text:style-name="P11"><text:a xlink:type="simple" xlink:href="#__RefHeading___Toc1579_1763346469111" text:style-name="Index_20_Link" text:visited-style-name="Index_20_Link">Proportional Falloff<text:tab/>6</text:a></text:p>
          <text:p text:style-name="P11"><text:a xlink:type="simple" xlink:href="#__RefHeading___Toc1545_1502043747111" text:style-name="Index_20_Link" text:visited-style-name="Index_20_Link">Proportional Size<text:tab/>6</text:a></text:p>
          <text:p text:style-name="P11"><text:a xlink:type="simple" xlink:href="#__RefHeading___Toc1581_1763346469111" text:style-name="Index_20_Link" text:visited-style-name="Index_20_Link">Connected<text:tab/>6</text:a></text:p>
          <text:p text:style-name="P11"><text:a xlink:type="simple" xlink:href="#__RefHeading___Toc1583_1763346469111" text:style-name="Index_20_Link" text:visited-style-name="Index_20_Link">Projected(2D)<text:tab/>6</text:a></text:p>
          <text:p text:style-name="P7"><text:a xlink:type="simple" xlink:href="#__RefHeading___Toc624_320583600" text:style-name="Index_20_Link" text:visited-style-name="Index_20_Link">Snap<text:tab/>6</text:a></text:p>
          <text:p text:style-name="P8"><text:a xlink:type="simple" xlink:href="#__RefHeading___Toc2418_983040606" text:style-name="Index_20_Link" text:visited-style-name="Index_20_Link">Last Operator Snap Keys<text:tab/>6</text:a></text:p>
          <text:p text:style-name="P9"><text:a xlink:type="simple" xlink:href="#__RefHeading___Toc17263_11844793741111" text:style-name="Index_20_Link" text:visited-style-name="Index_20_Link">Type<text:tab/>6</text:a></text:p>
          <text:p text:style-name="P7"><text:a xlink:type="simple" xlink:href="#__RefHeading___Toc626_320583600" text:style-name="Index_20_Link" text:visited-style-name="Index_20_Link">Mirror<text:tab/>7</text:a></text:p>
          <text:p text:style-name="P8"><text:a xlink:type="simple" xlink:href="#__RefHeading___Toc2420_983040606" text:style-name="Index_20_Link" text:visited-style-name="Index_20_Link">Last Operator Mirror Keys<text:tab/>7</text:a></text:p>
          <text:p text:style-name="P9"><text:a xlink:type="simple" xlink:href="#__RefHeading___Toc17263_118447937411111" text:style-name="Index_20_Link" text:visited-style-name="Index_20_Link">Type<text:tab/>7</text:a></text:p>
          <text:p text:style-name="P7"><text:soft-page-break/><text:a xlink:type="simple" xlink:href="#__RefHeading___Toc182_2983988319" text:style-name="Index_20_Link" text:visited-style-name="Index_20_Link">Insert Keyframes<text:tab/>7</text:a></text:p>
          <text:p text:style-name="P8"><text:a xlink:type="simple" xlink:href="#__RefHeading___Toc910_1132706634" text:style-name="Index_20_Link" text:visited-style-name="Index_20_Link">Last Operator Insert Keyframes<text:tab/>7</text:a></text:p>
          <text:p text:style-name="P9"><text:a xlink:type="simple" xlink:href="#__RefHeading___Toc17263_1184479374111111" text:style-name="Index_20_Link" text:visited-style-name="Index_20_Link">Type<text:tab/>7</text:a></text:p>
          <text:p text:style-name="P7"><text:a xlink:type="simple" xlink:href="#__RefHeading___Toc184_2983988319" text:style-name="Index_20_Link" text:visited-style-name="Index_20_Link">Jump to Keyframes<text:tab/>7</text:a></text:p>
          <text:p text:style-name="P7"><text:a xlink:type="simple" xlink:href="#__RefHeading___Toc186_2983988319" text:style-name="Index_20_Link" text:visited-style-name="Index_20_Link">Copy Keyframes<text:tab/>7</text:a></text:p>
          <text:p text:style-name="P7"><text:a xlink:type="simple" xlink:href="#__RefHeading___Toc188_2983988319" text:style-name="Index_20_Link" text:visited-style-name="Index_20_Link">Paste Keyframes<text:tab/>7</text:a></text:p>
          <text:p text:style-name="P7"><text:a xlink:type="simple" xlink:href="#__RefHeading___Toc190_2983988319" text:style-name="Index_20_Link" text:visited-style-name="Index_20_Link">Paste Flipped<text:tab/>7</text:a></text:p>
          <text:p text:style-name="P8"><text:a xlink:type="simple" xlink:href="#__RefHeading___Toc912_1132706634" text:style-name="Index_20_Link" text:visited-style-name="Index_20_Link">Last Operator Paste Keyframes / Flipped<text:tab/>7</text:a></text:p>
          <text:p text:style-name="P9"><text:a xlink:type="simple" xlink:href="#__RefHeading___Toc914_1132706634" text:style-name="Index_20_Link" text:visited-style-name="Index_20_Link">Offset<text:tab/>7</text:a></text:p>
          <text:p text:style-name="P9"><text:a xlink:type="simple" xlink:href="#__RefHeading___Toc17263_11844793741111111" text:style-name="Index_20_Link" text:visited-style-name="Index_20_Link">Type<text:tab/>7</text:a></text:p>
          <text:p text:style-name="P9"><text:a xlink:type="simple" xlink:href="#__RefHeading___Toc916_1132706634" text:style-name="Index_20_Link" text:visited-style-name="Index_20_Link">Flipped<text:tab/>8</text:a></text:p>
          <text:p text:style-name="P7"><text:a xlink:type="simple" xlink:href="#__RefHeading___Toc192_2983988319" text:style-name="Index_20_Link" text:visited-style-name="Index_20_Link">Duplicate<text:tab/>8</text:a></text:p>
          <text:p text:style-name="P8"><text:a xlink:type="simple" xlink:href="#__RefHeading___Toc918_1132706634" text:style-name="Index_20_Link" text:visited-style-name="Index_20_Link">Last Operator Duplicate<text:tab/>8</text:a></text:p>
          <text:p text:style-name="P9"><text:a xlink:type="simple" xlink:href="#__RefHeading___Toc920_1132706634" text:style-name="Index_20_Link" text:visited-style-name="Index_20_Link">Mode<text:tab/>8</text:a></text:p>
          <text:p text:style-name="P9"><text:a xlink:type="simple" xlink:href="#__RefHeading___Toc922_1132706634" text:style-name="Index_20_Link" text:visited-style-name="Index_20_Link">Values X / Y<text:tab/>8</text:a></text:p>
          <text:p text:style-name="P9"><text:a xlink:type="simple" xlink:href="#__RefHeading___Toc924_1132706634" text:style-name="Index_20_Link" text:visited-style-name="Index_20_Link">Axis<text:tab/>8</text:a></text:p>
          <text:p text:style-name="P9"><text:a xlink:type="simple" xlink:href="#__RefHeading___Toc926_1132706634" text:style-name="Index_20_Link" text:visited-style-name="Index_20_Link">Orientation<text:tab/>8</text:a></text:p>
          <text:p text:style-name="P9"><text:a xlink:type="simple" xlink:href="#__RefHeading___Toc928_1132706634" text:style-name="Index_20_Link" text:visited-style-name="Index_20_Link">Proportional editing<text:tab/>8</text:a></text:p>
          <text:p text:style-name="P10"><text:a xlink:type="simple" xlink:href="#__RefHeading___Toc1579_17633464691111" text:style-name="Index_20_Link" text:visited-style-name="Index_20_Link">Proportional Falloff<text:tab/>8</text:a></text:p>
          <text:p text:style-name="P10"><text:a xlink:type="simple" xlink:href="#__RefHeading___Toc1545_15020437471111" text:style-name="Index_20_Link" text:visited-style-name="Index_20_Link">Proportional Size<text:tab/>8</text:a></text:p>
          <text:p text:style-name="P10"><text:a xlink:type="simple" xlink:href="#__RefHeading___Toc1581_17633464691111" text:style-name="Index_20_Link" text:visited-style-name="Index_20_Link">Connected<text:tab/>8</text:a></text:p>
          <text:p text:style-name="P10"><text:a xlink:type="simple" xlink:href="#__RefHeading___Toc1583_17633464691111" text:style-name="Index_20_Link" text:visited-style-name="Index_20_Link">Projected(2D)<text:tab/>8</text:a></text:p>
          <text:p text:style-name="P7"><text:a xlink:type="simple" xlink:href="#__RefHeading___Toc194_2983988319" text:style-name="Index_20_Link" text:visited-style-name="Index_20_Link">Delete Keyframes<text:tab/>8</text:a></text:p>
          <text:p text:style-name="P7"><text:a xlink:type="simple" xlink:href="#__RefHeading___Toc930_1132706634" text:style-name="Index_20_Link" text:visited-style-name="Index_20_Link">Decimate (Ratio)<text:tab/>9</text:a></text:p>
          <text:p text:style-name="P7"><text:a xlink:type="simple" xlink:href="#__RefHeading___Toc932_1132706634" text:style-name="Index_20_Link" text:visited-style-name="Index_20_Link">Decimate (Allowed Change)<text:tab/>9</text:a></text:p>
          <text:p text:style-name="P8"><text:a xlink:type="simple" xlink:href="#__RefHeading___Toc934_1132706634" text:style-name="Index_20_Link" text:visited-style-name="Index_20_Link">Last Operator Decimate Keyframes<text:tab/>9</text:a></text:p>
          <text:p text:style-name="P9"><text:a xlink:type="simple" xlink:href="#__RefHeading___Toc936_1132706634" text:style-name="Index_20_Link" text:visited-style-name="Index_20_Link">Mode<text:tab/>9</text:a></text:p>
          <text:p text:style-name="P9"><text:a xlink:type="simple" xlink:href="#__RefHeading___Toc938_1132706634" text:style-name="Index_20_Link" text:visited-style-name="Index_20_Link">Remove or Max Error Margin<text:tab/>9</text:a></text:p>
          <text:p text:style-name="P7"><text:a xlink:type="simple" xlink:href="#__RefHeading___Toc198_2983988319" text:style-name="Index_20_Link" text:visited-style-name="Index_20_Link">Clean Keyframes<text:tab/>9</text:a></text:p>
          <text:p text:style-name="P7"><text:a xlink:type="simple" xlink:href="#__RefHeading___Toc200_2983988319" text:style-name="Index_20_Link" text:visited-style-name="Index_20_Link">Clean Channels<text:tab/>9</text:a></text:p>
          <text:p text:style-name="P8"><text:a xlink:type="simple" xlink:href="#__RefHeading___Toc940_1132706634" text:style-name="Index_20_Link" text:visited-style-name="Index_20_Link">Last Operator Clean Keyframes<text:tab/>9</text:a></text:p>
          <text:p text:style-name="P9"><text:a xlink:type="simple" xlink:href="#__RefHeading___Toc942_1132706634" text:style-name="Index_20_Link" text:visited-style-name="Index_20_Link">Threshold<text:tab/>9</text:a></text:p>
          <text:p text:style-name="P9"><text:a xlink:type="simple" xlink:href="#__RefHeading___Toc944_1132706634" text:style-name="Index_20_Link" text:visited-style-name="Index_20_Link">Channels<text:tab/>9</text:a></text:p>
          <text:p text:style-name="P7"><text:a xlink:type="simple" xlink:href="#__RefHeading___Toc946_1132706634" text:style-name="Index_20_Link" text:visited-style-name="Index_20_Link">Smooth Keys<text:tab/>9</text:a></text:p>
          <text:p text:style-name="P7"><text:a xlink:type="simple" xlink:href="#__RefHeading___Toc202_2983988319" text:style-name="Index_20_Link" text:visited-style-name="Index_20_Link">Sample Keyframes<text:tab/>9</text:a></text:p>
          <text:p text:style-name="P7"><text:a xlink:type="simple" xlink:href="#__RefHeading___Toc948_1132706634" text:style-name="Index_20_Link" text:visited-style-name="Index_20_Link">Bake Curve<text:tab/>9</text:a></text:p>
          <text:p text:style-name="P7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P16"/>
      <table:table table:name="Tabelle22" table:style-name="Tabelle22">
        <table:table-column table:style-name="Tabelle22.A"/>
        <table:table-row table:style-name="TableLine2558221466992">
          <table:table-cell table:style-name="Tabelle22.A1" office:value-type="string">
            <text:h text:style-name="P18" text:outline-level="1"><text:bookmark-start text:name="__RefHeading___Toc3654_4126228218"/><text:span text:style-name="T12">Drivers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15.21cm" svg:y="0.307cm" svg:width="3.491cm" svg:height="8.13cm" draw:z-index="0"><draw:image xlink:href="Pictures/10000001000000CE000001E08FA88D5764CA046B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001000001150000007261FA3AE44A7359DE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001000001150000007261FA3AE44A7359DE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001000001150000007261FA3AE44A7359DE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001000001150000007261FA3AE44A7359DE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6.99cm" svg:height="2.17cm" draw:z-index="2"><draw:image xlink:href="Pictures/100000010000019D0000008034BB4E65A998122A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001000001190000003D2A4E6363628FE9B2.png" xlink:type="simple" xlink:show="embed" xlink:actuate="onLoad" draw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001000001BE0000006B4F81E749857B48B3.png" xlink:type="simple" xlink:show="embed" xlink:actuate="onLoad" draw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001000001A10000006312F7AE9D8B38C94B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00100000119000000406C0A56249FFF7FA8.png" xlink:type="simple" xlink:show="embed" xlink:actuate="onLoad" draw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/>
      <text:h text:style-name="Heading_20_4" text:outline-level="4"><draw:frame draw:style-name="fr1" draw:name="Bild16" text:anchor-type="paragraph" svg:y="0.415cm" svg:width="2.949cm" svg:height="2.15cm" draw:z-index="23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3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0" text:outline-level="3"><draw:frame draw:style-name="fr2" draw:name="Bild17" text:anchor-type="paragraph" svg:x="13.961cm" svg:y="0.134cm" svg:width="4.74cm" svg:height="3.56cm" draw:z-index="24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1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001000001150000007261FA3AE44A7359DE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3">.</text:span></text:p>
      <text:h text:style-name="P19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0010000011A000000548106334D54BC6F1C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4">decimate mode. Error margin is Allowed change.</text:span></text:p>
      <text:h text:style-name="Heading_20_4" text:outline-level="4"><text:bookmark-start text:name="__RefHeading___Toc938_1132706634"/><text:span text:style-name="T14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4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0010000010D000000A11AEC383843062BED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4">Bake selected F-Curves to a set of sampled points. This makes the curve not longer editable.</text:p>
      <text:h text:style-name="Heading_20_2" text:outline-level="2"><text:bookmark-start text:name="__RefHeading___Toc950_1132706634"/><text:soft-page-break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d7558" style:font-size-asian="10pt" style:font-size-complex="10pt"/>
    </style:style>
    <style:style style:name="MT3" style:family="text">
      <style:text-properties fo:font-size="10pt" officeooo:rsid="006d50e3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ccfa5" style:font-size-asian="10pt" style:font-size-complex="10pt"/>
    </style:style>
    <style:style style:name="MT7" style:family="text">
      <style:text-properties fo:font-size="10pt" officeooo:rsid="006bbdc3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9</text:span><text:span text:style-name="MT4">.</text:span><text:span text:style-name="MT5">1.</text:span><text:span text:style-name="MT6">6</text:span><text:span text:style-name="MT1"> Editors - D</text:span><text:span text:style-name="MT7">rivers</text:span><text:span text:style-name="MT8"> Editor </text:span><text:span text:style-name="MT4">- </text:span><text:span text:style-name="MT9">Key</text:span><text:span text:style-name="MT10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58M19S</meta:editing-duration>
    <meta:editing-cycles>62</meta:editing-cycles>
    <meta:generator>LibreOffice/7.2.7.2$Windows_X86_64 LibreOffice_project/8d71d29d553c0f7dcbfa38fbfda25ee34cce99a2</meta:generator>
    <dc:date>2022-12-16T10:41:15.404000000</dc:date>
    <meta:document-statistic meta:table-count="2" meta:image-count="29" meta:object-count="0" meta:page-count="10" meta:paragraph-count="244" meta:word-count="1222" meta:character-count="7658" meta:non-whitespace-character-count="6676"/>
    <meta:template xlink:type="simple" xlink:actuate="onRequest" xlink:title="standard1cm" xlink:href="../../../AppData/Roaming/LibreOffice/4/user/template/standard1cm.ott" meta:date="2016-03-29T10:37:00.996000000"/>
  </office:meta>
</office:document-meta>
</file>